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uxi sans" svg:font-family="'luxi sans'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paragraph-rsid="000f2b6f" style:font-size-asian="12pt" style:font-size-complex="12pt"/>
    </style:style>
    <style:style style:name="P3" style:family="paragraph" style:parent-style-name="Preformatted_20_Text">
      <style:text-properties style:font-name="Liberation Serif" fo:font-size="12pt" style:font-size-asian="12pt" style:font-size-complex="12pt"/>
    </style:style>
    <style:style style:name="P4" style:family="paragraph" style:parent-style-name="Standard"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fo:font-weight="bold" officeooo:paragraph-rsid="000f62b1" style:font-size-asian="12pt" style:font-size-complex="12pt"/>
    </style:style>
    <style:style style:name="P7" style:family="paragraph" style:parent-style-name="Standard">
      <style:text-properties style:font-name="Liberation Serif" fo:font-size="12pt" style:font-size-asian="12pt" style:font-size-complex="12pt"/>
    </style:style>
    <style:style style:name="P8" style:family="paragraph" style:parent-style-name="Text_20_body">
      <style:text-properties style:font-name="Liberation Serif" fo:font-size="12pt" style:font-size-asian="12pt" style:font-size-complex="12pt"/>
    </style:style>
    <style:style style:name="P9" style:family="paragraph" style:parent-style-name="Text_20_body">
      <style:text-properties style:font-name="Liberation Serif" fo:font-size="12pt" officeooo:paragraph-rsid="000f62b1" style:font-size-asian="12pt" style:font-size-complex="12pt"/>
    </style:style>
    <style:style style:name="T1" style:family="text">
      <style:text-properties officeooo:rsid="000f01fe"/>
    </style:style>
    <style:style style:name="T2" style:family="text">
      <style:text-properties fo:font-variant="normal" fo:text-transform="none" fo:color="#000000" style:font-name="monospace" fo:letter-spacing="normal" fo:font-style="normal"/>
    </style:style>
    <style:style style:name="T3" style:family="text">
      <style:text-properties fo:font-variant="normal" fo:text-transform="none" fo:color="#000000" style:font-name="monospace" fo:letter-spacing="normal" fo:font-style="normal" fo:font-weight="normal"/>
    </style:style>
    <style:style style:name="T4" style:family="text">
      <style:text-properties fo:font-variant="normal" fo:text-transform="none" fo:color="#000000" style:font-name="monospace" fo:letter-spacing="normal" fo:font-style="normal" fo:font-weight="normal" style:font-weight-asian="bold" style:font-weight-complex="bold"/>
    </style:style>
    <style:style style:name="T5" style:family="text">
      <style:text-properties fo:font-variant="normal" fo:text-transform="none" fo:color="#000000" style:font-name="monospace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style:font-name="monospace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Liberation Serif" fo:letter-spacing="normal" fo:font-style="normal"/>
    </style:style>
    <style:style style:name="T8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9" style:family="text">
      <style:text-properties fo:font-variant="normal" fo:text-transform="none" fo:color="#000000" style:font-name="Liberation Serif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Liberation Serif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15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000000" fo:letter-spacing="normal" fo:font-style="normal" fo:font-weight="normal" officeooo:rsid="000f62b1"/>
    </style:style>
    <style:style style:name="T17" style:family="text">
      <style:text-properties fo:font-variant="normal" fo:text-transform="none" fo:color="#000000" fo:font-size="14pt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000000" fo:font-size="12pt" fo:letter-spacing="normal" fo:font-style="normal" fo:font-weight="normal" style:font-size-asian="12pt" style:font-weight-asian="bold" style:font-size-complex="12pt" style:font-weight-complex="bold"/>
    </style:style>
    <style:style style:name="T19" style:family="text">
      <style:text-properties style:font-name="Liberation Serif"/>
    </style:style>
    <style:style style:name="T20" style:family="text">
      <style:text-properties style:font-weight-asian="bold" style:font-weight-complex="bold"/>
    </style:style>
    <style:style style:name="T21" style:family="text">
      <style:text-properties officeooo:rsid="000f2b6f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actice: standard file permissions</text:p>
      <text:p text:style-name="P5">1. As normal user, create a directory ~/permissions. Create a file owned by yourself in there.</text:p>
      <text:p text:style-name="P7">mkdir ~/permissions ;</text:p>
      <text:p text:style-name="P7">touch ~/permissions/<text:span text:style-name="T1">bindu</text:span>.txt</text:p>
      <text:p text:style-name="P7"/>
      <text:p text:style-name="P5">2. Copy a file owned by root from /etc/ to your permissions dir, who owns this file now ?</text:p>
      <text:p text:style-name="P3"><text:span text:style-name="T14">cp /etc/hosts ~/permissions/</text:span></text:p>
      <text:p text:style-name="P3"><text:span text:style-name="T14"/></text:p>
      <text:p text:style-name="P5">3. As root, create a file in the users ~/permissions directory.</text:p>
      <text:p text:style-name="P3"><text:span text:style-name="T14">(become root)# touch /home/username/permissions/rootfile</text:span></text:p>
      <text:p text:style-name="P3"><text:span text:style-name="T14"/></text:p>
      <text:p text:style-name="P5">4. As normal user, look at who owns this file created by root.</text:p>
      <text:p text:style-name="P3"><text:span text:style-name="T14">ls -l ~/permissions</text:span></text:p>
      <text:p text:style-name="P3"><text:span text:style-name="T14"/></text:p>
      <text:p text:style-name="P5">5. Change the ownership of all files in ~/permissions to yourself.</text:p>
      <text:p text:style-name="P5"/>
      <text:p text:style-name="P5">6. Make sure you have all rights to these files, and others can only read.</text:p>
      <text:p text:style-name="P1">chmod 644 (on files)</text:p>
      <text:p text:style-name="P8"><text:line-break/><text:span text:style-name="T13">chmod 755 (on directories)</text:span></text:p>
      <text:p text:style-name="P5">7. With chmod, is 770 the same as ?</text:p>
      <text:p text:style-name="P7">YES</text:p>
      <text:p text:style-name="P7"/>
      <text:p text:style-name="P5">8. With chmod, is 664 the same as r-xr-xr-- ?</text:p>
      <text:p text:style-name="P7">NO</text:p>
      <text:p text:style-name="P5"/>
      <text:p text:style-name="P5">9. With chmod, is 400 the same as r-------- ?</text:p>
      <text:p text:style-name="P7">YES</text:p>
      <text:p text:style-name="P7"/>
      <text:p text:style-name="P5">10. With chmod, is 734 the same as rwxr-xr-- ?</text:p>
      <text:p text:style-name="P7">NO</text:p>
      <text:p text:style-name="P7"/>
      <text:p text:style-name="P5">11a. Display the umask in octal and in symbolic form.</text:p>
      <text:p text:style-name="P7">umask ; umask -S</text:p>
      <text:p text:style-name="P7">0002</text:p>
      <text:p text:style-name="P7">u=rwx,g=rwx,o=rx</text:p>
      <text:p text:style-name="P7"/>
      <text:p text:style-name="P5">11b. Set the umask to 077, but use the symbolic format to set it. Verify that this works.</text:p>
      <text:p text:style-name="P7">umask -S u=rwx,go=</text:p>
      <text:p text:style-name="P7">u=rwx,g=,o=</text:p>
      <text:p text:style-name="P7"/>
      <text:p text:style-name="P5">12. Create a file as root, give only read to others. Can a normal user read this file ? Test writing to this file with nano.</text:p>
      <text:p text:style-name="P1">(become root)</text:p>
      <text:p text:style-name="P1"># echo hello &gt; /home/username/root.txt </text:p>
      <text:p text:style-name="P2"><text:span text:style-name="T20"># chmod 744 /home/username/root.tx</text:span><text:span text:style-name="T21">t</text:span></text:p>
      <text:p text:style-name="P2"><text:span text:style-name="T21">(become user)</text:span></text:p>
      <text:p text:style-name="P2"><text:span text:style-name="T21">vi ~/root.txt</text:span></text:p>
      <text:p text:style-name="P8"/>
      <text:p text:style-name="P9"><text:line-break/><text:line-break/><text:soft-page-break/><text:span text:style-name="T22">13a. Create a file as normal user, give only read to others. Can another normal user read this file ? Test writing to this file with vi.</text:span></text:p>
      <text:p text:style-name="P9"><text:span text:style-name="T15">echo hello &gt; file ; chmod 744 file</text:span></text:p>
      <text:p text:style-name="P9"><text:span text:style-name="T15">Yes, others can read this file</text:span></text:p>
      <text:p text:style-name="P5">13b. Can root read this file ? Can root write to this file with vi ?</text:p>
      <text:p text:style-name="P8"><text:span text:style-name="T14">Yes, root can read and write to this file. Permissions do not apply to root.</text:span></text:p>
      <text:p text:style-name="P6"><text:span text:style-name="T20">14. Create a directory that belongs to a group, where every member of that group can read and write to files, and create files. Make sure that people can only delete their own files.</text:span></text:p>
      <text:p text:style-name="P6"><text:span text:style-name="T13">mkdir /home/</text:span><text:span text:style-name="T16">bindu_project29</text:span><text:span text:style-name="T13">; groupadd </text:span><text:span text:style-name="T16">bindu_project29</text:span></text:p>
      <text:p text:style-name="P6"><text:span text:style-name="T13">chgrp </text:span><text:span text:style-name="T16">bindu_project29</text:span><text:span text:style-name="T13"> /home/</text:span><text:span text:style-name="T16">bindu_project29</text:span><text:span text:style-name="T13">; chmod 775 /home/</text:span><text:span text:style-name="T16">bindu_project29</text:span></text:p>
      <text:p text:style-name="P8"><text:lin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uxi sans" svg:font-family="'luxi sans'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8:22:12.055419679</meta:creation-date>
    <dc:date>2020-09-30T18:46:00.653799465</dc:date>
    <meta:editing-duration>PT3M18S</meta:editing-duration>
    <meta:editing-cycles>1</meta:editing-cycles>
    <meta:document-statistic meta:table-count="0" meta:image-count="0" meta:object-count="0" meta:page-count="2" meta:paragraph-count="44" meta:word-count="350" meta:character-count="1966" meta:non-whitespace-character-count="1654"/>
    <meta:generator>LibreOffice/6.4.4.2$Linux_X86_64 LibreOffice_project/40$Build-2</meta:generator>
  </office:meta>
</office:document-meta>
</file>